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fo:language="fr" fo:country="B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fr" fo:country="BE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 fo:language="fr" fo:country="BE"/>
    </style:style>
    <style:style style:name="P4" style:parent-style-name="Paragraphedeliste" style:list-style-name="LFO1" style:family="paragraph">
      <style:text-properties fo:font-weight="bold" style:font-weight-asian="bold" style:font-weight-complex="bold" fo:color="#F79646" fo:font-size="12pt" style:font-size-asian="12pt" style:font-size-complex="12pt" fo:language="fr" fo:country="BE"/>
    </style:style>
    <style:style style:name="P5" style:parent-style-name="Normal" style:family="paragraph">
      <style:text-properties fo:font-size="10pt" style:font-size-asian="10pt" style:font-size-complex="10pt" fo:language="en" fo:country="GB"/>
    </style:style>
    <style:style style:name="P6" style:parent-style-name="Normal" style:family="paragraph">
      <style:text-properties fo:font-size="10pt" style:font-size-asian="10pt" style:font-size-complex="10pt" fo:language="en" fo:country="GB"/>
    </style:style>
    <style:style style:name="T7" style:parent-style-name="Policepardéfaut" style:family="text">
      <style:text-properties fo:font-size="10pt" style:font-size-asian="10pt" style:font-size-complex="10pt" fo:language="en" fo:country="GB"/>
    </style:style>
    <style:style style:name="T8" style:parent-style-name="Policepardéfaut" style:family="text">
      <style:text-properties fo:font-size="10pt" style:font-size-asian="10pt" style:font-size-complex="10pt" fo:language="en" fo:country="GB"/>
    </style:style>
    <style:style style:name="T9" style:parent-style-name="Policepardéfaut" style:family="text">
      <style:text-properties fo:color="#FF0000" fo:font-size="10pt" style:font-size-asian="10pt" style:font-size-complex="10pt" fo:language="en" fo:country="GB"/>
    </style:style>
    <style:style style:name="T10" style:parent-style-name="Policepardéfau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1" style:parent-style-name="Policepardéfaut" style:family="text">
      <style:text-properties fo:font-size="10pt" style:font-size-asian="10pt" style:font-size-complex="10pt" fo:language="en" fo:country="GB"/>
    </style:style>
    <style:style style:name="T12" style:parent-style-name="Policepardéfau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3" style:parent-style-name="Policepardéfaut" style:family="text">
      <style:text-properties fo:font-size="10pt" style:font-size-asian="10pt" style:font-size-complex="10pt" fo:language="en" fo:country="GB"/>
    </style:style>
    <style:style style:name="P14" style:parent-style-name="Normal" style:family="paragraph">
      <style:text-properties fo:font-size="10pt" style:font-size-asian="10pt" style:font-size-complex="10pt" fo:language="en" fo:country="GB"/>
    </style:style>
    <style:style style:name="P15" style:parent-style-name="Normal" style:family="paragraph">
      <style:text-properties fo:font-size="10pt" style:font-size-asian="10pt" style:font-size-complex="10pt" fo:language="en" fo:country="GB"/>
    </style:style>
    <style:style style:name="P16" style:parent-style-name="Normal" style:family="paragraph">
      <style:paragraph-properties fo:margin-bottom="0in" style:line-height-at-least="0.1979in" fo:background-color="#1E1E1E"/>
    </style:style>
    <style:style style:name="T1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T1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P19" style:parent-style-name="Normal" style:family="paragraph">
      <style:paragraph-properties fo:margin-bottom="0in" style:line-height-at-least="0.1979in" fo:background-color="#1E1E1E"/>
    </style:style>
    <style:style style:name="T2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P21" style:parent-style-name="Normal" style:family="paragraph">
      <style:paragraph-properties fo:margin-bottom="0in" style:line-height-at-least="0.1979in" fo:background-color="#1E1E1E"/>
    </style:style>
    <style:style style:name="T2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P23" style:parent-style-name="Normal" style:family="paragraph">
      <style:paragraph-properties fo:margin-bottom="0in" style:line-height-at-least="0.1979in" fo:background-color="#1E1E1E"/>
    </style:style>
    <style:style style:name="T2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P25" style:parent-style-name="Normal" style:family="paragraph">
      <style:paragraph-properties fo:margin-bottom="0in" style:line-height-at-least="0.1979in" fo:background-color="#1E1E1E"/>
    </style:style>
    <style:style style:name="T2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P27" style:parent-style-name="Normal" style:family="paragraph">
      <style:paragraph-properties fo:margin-bottom="0in" style:line-height-at-least="0.1979in" fo:background-color="#1E1E1E"/>
    </style:style>
    <style:style style:name="T2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P29" style:parent-style-name="Normal" style:family="paragraph">
      <style:paragraph-properties fo:margin-bottom="0in" style:line-height-at-least="0.1979in" fo:background-color="#1E1E1E"/>
    </style:style>
    <style:style style:name="T3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P31" style:parent-style-name="Normal" style:family="paragraph">
      <style:paragraph-properties fo:margin-bottom="0in" style:line-height-at-least="0.1979in" fo:background-color="#1E1E1E"/>
    </style:style>
    <style:style style:name="T3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T3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P34" style:parent-style-name="Normal" style:family="paragraph">
      <style:paragraph-properties fo:margin-bottom="0in" style:line-height-at-least="0.1979in" fo:background-color="#1E1E1E"/>
    </style:style>
    <style:style style:name="T3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P36" style:parent-style-name="Normal" style:family="paragraph">
      <style:paragraph-properties fo:margin-bottom="0in" style:line-height-at-least="0.1979in" fo:background-color="#1E1E1E"/>
    </style:style>
    <style:style style:name="T3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P38" style:parent-style-name="Normal" style:family="paragraph">
      <style:paragraph-properties fo:margin-bottom="0in" style:line-height-at-least="0.1979in" fo:background-color="#1E1E1E"/>
    </style:style>
    <style:style style:name="T3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P40" style:parent-style-name="Normal" style:family="paragraph">
      <style:paragraph-properties fo:margin-bottom="0in" style:line-height-at-least="0.1979in" fo:background-color="#1E1E1E"/>
    </style:style>
    <style:style style:name="T4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P42" style:parent-style-name="Normal" style:family="paragraph">
      <style:paragraph-properties fo:margin-bottom="0in" style:line-height-at-least="0.1979in" fo:background-color="#1E1E1E"/>
    </style:style>
    <style:style style:name="T4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fr" style:country-asian="FR"/>
    </style:style>
    <style:style style:name="P44" style:parent-style-name="Normal" style:family="paragraph">
      <style:text-properties fo:font-size="10pt" style:font-size-asian="10pt" style:font-size-complex="10pt" fo:language="en" fo:country="GB"/>
    </style:style>
    <style:style style:name="P45" style:parent-style-name="Normal" style:family="paragraph">
      <style:text-properties fo:font-weight="bold" style:font-weight-asian="bold" style:font-weight-complex="bold" fo:color="#F79646" fo:font-size="12pt" style:font-size-asian="12pt" style:font-size-complex="12pt"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Normal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T49" style:parent-style-name="Policepardéfaut" style:family="text">
      <style:text-properties fo:font-weight="bold" style:font-weight-asian="bold" style:font-weight-complex="bold" fo:language="en" fo:country="GB"/>
    </style:style>
    <style:style style:name="T50" style:parent-style-name="Policepardéfaut" style:family="text">
      <style:text-properties fo:language="en" fo:country="GB"/>
    </style:style>
    <style:style style:name="T51" style:parent-style-name="Policepardéfaut" style:family="text">
      <style:text-properties fo:language="en" fo:country="GB"/>
    </style:style>
    <style:style style:name="T52" style:parent-style-name="Policepardéfaut" style:family="text">
      <style:text-properties fo:font-weight="bold" style:font-weight-asian="bold" style:font-weight-complex="bold" fo:language="en" fo:country="GB"/>
    </style:style>
    <style:style style:name="T53" style:parent-style-name="Policepardéfaut" style:family="text">
      <style:text-properties fo:language="en" fo:country="GB"/>
    </style:style>
    <style:style style:name="T54" style:parent-style-name="Policepardéfaut" style:family="text">
      <style:text-properties fo:font-weight="bold" style:font-weight-asian="bold" style:font-weight-complex="bold" fo:language="en" fo:country="GB"/>
    </style:style>
    <style:style style:name="T55" style:parent-style-name="Policepardéfaut" style:family="text">
      <style:text-properties fo:language="en" fo:country="GB"/>
    </style:style>
    <style:style style:name="P56" style:parent-style-name="Normal" style:family="paragraph">
      <style:text-properties fo:font-weight="bold" style:font-weight-asian="bold" style:font-weight-complex="bold" fo:color="#F79646" fo:font-size="12pt" style:font-size-asian="12pt" style:font-size-complex="12pt" fo:language="en" fo:country="GB"/>
    </style:style>
    <style:style style:name="P57" style:parent-style-name="Normal" style:family="paragraph">
      <style:text-properties fo:language="en" fo:country="GB"/>
    </style:style>
    <style:style style:name="T58" style:parent-style-name="Policepardéfaut" style:family="text">
      <style:text-properties fo:font-weight="bold" style:font-weight-asian="bold" style:font-weight-complex="bold" fo:language="en" fo:country="GB"/>
    </style:style>
    <style:style style:name="T59" style:parent-style-name="Policepardéfaut" style:family="text">
      <style:text-properties fo:language="en" fo:country="GB"/>
    </style:style>
    <style:style style:name="T60" style:parent-style-name="Policepardéfaut" style:family="text">
      <style:text-properties fo:language="en" fo:country="GB"/>
    </style:style>
    <style:style style:name="T61" style:parent-style-name="Policepardéfaut" style:family="text">
      <style:text-properties fo:font-weight="bold" style:font-weight-asian="bold" style:font-weight-complex="bold" fo:language="en" fo:country="GB"/>
    </style:style>
    <style:style style:name="T62" style:parent-style-name="Policepardéfaut" style:family="text">
      <style:text-properties fo:language="en" fo:country="GB"/>
    </style:style>
    <style:style style:name="T63" style:parent-style-name="Policepardéfaut" style:family="text">
      <style:text-properties fo:font-weight="bold" style:font-weight-asian="bold" style:font-weight-complex="bold" fo:language="en" fo:country="GB"/>
    </style:style>
    <style:style style:name="T64" style:parent-style-name="Policepardéfaut" style:family="text">
      <style:text-properties fo:language="en" fo:country="GB"/>
    </style:style>
    <style:style style:name="P65" style:parent-style-name="Normal" style:family="paragraph">
      <style:text-properties fo:language="en" fo:country="GB"/>
    </style:style>
    <style:style style:name="P66" style:parent-style-name="Normal" style:family="paragraph">
      <style:text-properties fo:language="en" fo:country="GB"/>
    </style:style>
    <style:style style:name="P67" style:parent-style-name="Normal" style:family="paragraph">
      <style:text-properties fo:language="en" fo:country="GB"/>
    </style:style>
    <style:style style:name="P68" style:parent-style-name="Normal" style:family="paragraph">
      <style:text-properties fo:font-weight="bold" style:font-weight-asian="bold" style:font-weight-complex="bold" fo:color="#F79646" fo:font-size="12pt" style:font-size-asian="12pt" style:font-size-complex="12pt" fo:language="en" fo:country="GB"/>
    </style:style>
    <style:style style:name="P69" style:parent-style-name="Normal" style:family="paragraph">
      <style:text-properties fo:font-size="10pt" style:font-size-asian="10pt" style:font-size-complex="10pt" fo:language="en" fo:country="GB"/>
    </style:style>
    <style:style style:name="T70" style:parent-style-name="Policepardéfau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71" style:parent-style-name="Policepardéfaut" style:family="text">
      <style:text-properties fo:font-size="10pt" style:font-size-asian="10pt" style:font-size-complex="10pt" fo:language="en" fo:country="GB"/>
    </style:style>
    <style:style style:name="T72" style:parent-style-name="Policepardéfau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73" style:parent-style-name="Policepardéfaut" style:family="text">
      <style:text-properties fo:font-size="10pt" style:font-size-asian="10pt" style:font-size-complex="10pt" fo:language="en" fo:country="GB"/>
    </style:style>
    <style:style style:name="P74" style:parent-style-name="Normal" style:family="paragraph">
      <style:text-properties fo:font-weight="bold" style:font-weight-asian="bold" style:font-weight-complex="bold" fo:color="#F79646" fo:font-size="12pt" style:font-size-asian="12pt" style:font-size-complex="12pt" fo:language="en" fo:country="GB"/>
    </style:style>
    <style:style style:name="P75" style:parent-style-name="Normal" style:family="paragraph">
      <style:text-properties fo:font-size="10pt" style:font-size-asian="10pt" style:font-size-complex="10pt" fo:language="en" fo:country="GB"/>
    </style:style>
    <style:style style:name="P76" style:parent-style-name="Normal" style:family="paragraph">
      <style:text-properties fo:font-size="10pt" style:font-size-asian="10pt" style:font-size-complex="10pt" fo:language="en" fo:country="GB"/>
    </style:style>
    <style:style style:name="T77" style:parent-style-name="refname" style:family="text">
      <style:text-properties style:font-name="Calibri" style:font-name-complex="Calibri" fo:font-size="10pt" style:font-size-asian="10pt" style:font-size-complex="10pt" fo:language="en" fo:country="GB"/>
    </style:style>
    <style:style style:name="T78" style:parent-style-name="refname" style:family="text">
      <style:text-properties style:font-name="Calibri" style:font-name-complex="Calibri" fo:font-weight="bold" style:font-weight-asian="bold" style:font-weight-complex="bold" fo:font-size="10pt" style:font-size-asian="10pt" style:font-size-complex="10pt" fo:language="en" fo:country="GB"/>
    </style:style>
    <style:style style:name="T79" style:parent-style-name="Policepardéfaut" style:family="text">
      <style:text-properties style:font-name="Calibri" style:font-name-complex="Calibri" fo:font-size="10pt" style:font-size-asian="10pt" style:font-size-complex="10pt" fo:language="en" fo:country="GB"/>
    </style:style>
    <style:style style:name="T80" style:parent-style-name="dc-title" style:family="text">
      <style:text-properties style:font-name="Calibri" style:font-name-complex="Calibri" fo:font-size="10pt" style:font-size-asian="10pt" style:font-size-complex="10pt" fo:language="en" fo:country="GB"/>
    </style:style>
    <style:style style:name="T81" style:parent-style-name="refname" style:family="text">
      <style:text-properties style:font-name="Calibri" style:font-name-complex="Calibri" fo:font-size="10pt" style:font-size-asian="10pt" style:font-size-complex="10pt" fo:language="en" fo:country="GB"/>
    </style:style>
    <style:style style:name="T82" style:parent-style-name="refname" style:family="text">
      <style:text-properties style:font-name="Calibri" style:font-name-complex="Calibri" fo:font-size="10pt" style:font-size-asian="10pt" style:font-size-complex="10pt" fo:language="en" fo:country="GB"/>
    </style:style>
    <style:style style:name="T83" style:parent-style-name="refname" style:family="text">
      <style:text-properties style:font-name="Calibri" style:font-name-complex="Calibri" fo:font-weight="bold" style:font-weight-asian="bold" style:font-weight-complex="bold" fo:font-size="10pt" style:font-size-asian="10pt" style:font-size-complex="10pt" fo:language="en" fo:country="GB"/>
    </style:style>
    <style:style style:name="T84" style:parent-style-name="Policepardéfaut" style:family="text">
      <style:text-properties style:font-name="Calibri" style:font-name-complex="Calibri" fo:font-size="10pt" style:font-size-asian="10pt" style:font-size-complex="10pt" fo:language="en" fo:country="GB"/>
    </style:style>
    <style:style style:name="T85" style:parent-style-name="dc-title" style:family="text">
      <style:text-properties style:font-name="Calibri" style:font-name-complex="Calibri" fo:font-size="10pt" style:font-size-asian="10pt" style:font-size-complex="10pt" fo:language="en" fo:country="GB"/>
    </style:style>
    <style:style style:name="T86" style:parent-style-name="dc-title" style:family="text">
      <style:text-properties style:font-name="Calibri" style:font-name-complex="Calibri" fo:font-weight="bold" style:font-weight-asian="bold" style:font-weight-complex="bold" fo:font-size="10pt" style:font-size-asian="10pt" style:font-size-complex="10pt" fo:language="en" fo:country="GB"/>
    </style:style>
    <style:style style:name="T87" style:parent-style-name="dc-title" style:family="text">
      <style:text-properties style:font-name="Calibri" style:font-name-complex="Calibri" fo:font-size="10pt" style:font-size-asian="10pt" style:font-size-complex="10pt" fo:language="en" fo:country="GB"/>
    </style:style>
    <style:style style:name="T88" style:parent-style-name="Policepardéfaut" style:family="text">
      <style:text-properties style:font-name="Calibri" style:font-name-complex="Calibri" fo:font-size="10pt" style:font-size-asian="10pt" style:font-size-complex="10pt" fo:language="en" fo:country="GB"/>
    </style:style>
    <style:style style:name="T89" style:parent-style-name="dc-title" style:family="text">
      <style:text-properties style:font-name-complex="Calibri" fo:font-weight="bold" style:font-weight-asian="bold" style:font-weight-complex="bold" fo:font-size="10pt" style:font-size-asian="10pt" style:font-size-complex="10pt" fo:language="en" fo:country="GB"/>
    </style:style>
    <style:style style:name="T90" style:parent-style-name="Policepardéfaut" style:family="text">
      <style:text-properties style:font-name-complex="Calibri" fo:font-size="10pt" style:font-size-asian="10pt" style:font-size-complex="10pt" fo:language="en" fo:country="GB"/>
    </style:style>
    <style:style style:name="T91" style:parent-style-name="dc-title" style:family="text">
      <style:text-properties style:font-name="Calibri" style:font-name-complex="Calibri" fo:font-weight="bold" style:font-weight-asian="bold" style:font-weight-complex="bold" fo:font-size="10pt" style:font-size-asian="10pt" style:font-size-complex="10pt" fo:language="en" fo:country="GB"/>
    </style:style>
    <style:style style:name="T92" style:parent-style-name="dc-title" style:family="text">
      <style:text-properties style:font-name="Calibri" style:font-name-complex="Calibri" fo:font-size="10pt" style:font-size-asian="10pt" style:font-size-complex="10pt" fo:language="en" fo:country="GB"/>
    </style:style>
    <style:style style:name="T93" style:parent-style-name="dc-title" style:family="text">
      <style:text-properties style:font-name="Calibri" style:font-name-complex="Calibri" fo:font-size="10pt" style:font-size-asian="10pt" style:font-size-complex="10pt" fo:language="en" fo:country="GB"/>
    </style:style>
    <style:style style:name="P94" style:parent-style-name="Normal" style:family="paragraph">
      <style:text-properties fo:font-weight="bold" style:font-weight-asian="bold" style:font-weight-complex="bold" fo:color="#F79646" fo:font-size="12pt" style:font-size-asian="12pt" style:font-size-complex="12pt" fo:language="en" fo:country="GB"/>
    </style:style>
    <style:style style:name="P95" style:parent-style-name="Normal" style:family="paragraph">
      <style:text-properties fo:font-size="10pt" style:font-size-asian="10pt" style:font-size-complex="10pt" fo:language="en" fo:country="GB"/>
    </style:style>
    <style:style style:name="P96" style:parent-style-name="Normal" style:family="paragraph">
      <style:text-properties fo:font-size="10pt" style:font-size-asian="10pt" style:font-size-complex="10pt" fo:language="en" fo:country="GB"/>
    </style:style>
    <style:style style:name="P97" style:parent-style-name="Normal" style:family="paragraph">
      <style:text-properties fo:font-size="10pt" style:font-size-asian="10pt" style:font-size-complex="10pt" fo:language="en" fo:country="GB"/>
    </style:style>
    <style:style style:name="P98" style:parent-style-name="Normal" style:family="paragraph">
      <style:text-properties fo:font-size="10pt" style:font-size-asian="10pt" style:font-size-complex="10pt" fo:language="en" fo:country="GB"/>
    </style:style>
    <style:style style:name="P99" style:parent-style-name="Normal" style:family="paragraph">
      <style:text-properties fo:font-size="10pt" style:font-size-asian="10pt" style:font-size-complex="10pt" fo:language="en" fo:country="GB"/>
    </style:style>
    <style:style style:name="P100" style:parent-style-name="Normal" style:family="paragraph">
      <style:text-properties fo:font-size="10pt" style:font-size-asian="10pt" style:font-size-complex="10pt" fo:language="en" fo:country="GB"/>
    </style:style>
    <style:style style:name="P101" style:parent-style-name="Normal" style:family="paragraph">
      <style:text-properties fo:font-size="10pt" style:font-size-asian="10pt" style:font-size-complex="10pt" fo:language="en" fo:country="GB"/>
    </style:style>
    <style:style style:name="P102" style:parent-style-name="Normal" style:family="paragraph">
      <style:text-properties fo:font-size="10pt" style:font-size-asian="10pt" style:font-size-complex="10pt" fo:language="en" fo:country="GB"/>
    </style:style>
    <style:style style:name="P103" style:parent-style-name="Normal" style:family="paragraph">
      <style:text-properties fo:font-weight="bold" style:font-weight-asian="bold" style:font-weight-complex="bold" fo:language="en" fo:country="GB"/>
    </style:style>
    <style:style style:name="T104" style:parent-style-name="Policepardéfaut" style:family="text">
      <style:text-properties fo:font-size="10pt" style:font-size-asian="10pt" style:font-size-complex="10pt" fo:language="en" fo:country="GB"/>
    </style:style>
    <style:style style:name="T105" style:parent-style-name="Policepardéfaut" style:family="text">
      <style:text-properties fo:font-size="10pt" style:font-size-asian="10pt" style:font-size-complex="10pt" fo:language="en" fo:country="GB"/>
    </style:style>
    <style:style style:name="P106" style:parent-style-name="Normal" style:family="paragraph">
      <style:text-properties fo:language="en" fo:country="GB"/>
    </style:style>
    <style:style style:name="P107" style:parent-style-name="Normal" style:family="paragraph">
      <style:text-properties fo:font-weight="bold" style:font-weight-asian="bold" style:font-weight-complex="bold" fo:language="en" fo:country="GB"/>
    </style:style>
    <style:style style:name="P108" style:parent-style-name="Normal" style:family="paragraph">
      <style:text-properties fo:font-weight="bold" style:font-weight-asian="bold" style:font-weight-complex="bold" fo:language="en" fo:country="GB"/>
    </style:style>
    <style:style style:name="P109" style:parent-style-name="Normal" style:family="paragraph">
      <style:text-properties fo:font-weight="bold" style:font-weight-asian="bold" style:font-weight-complex="bold" fo:language="en" fo:country="GB"/>
    </style:style>
    <style:style style:name="P110" style:parent-style-name="Normal" style:family="paragraph">
      <style:text-properties fo:font-weight="bold" style:font-weight-asian="bold" style:font-weight-complex="bold" fo:language="en" fo:country="GB"/>
    </style:style>
    <style:style style:name="T111" style:parent-style-name="Policepardéfaut" style:family="text">
      <style:text-properties fo:language="en" fo:country="GB"/>
    </style:style>
    <style:style style:name="T112" style:parent-style-name="Policepardéfaut" style:family="text">
      <style:text-properties fo:font-weight="bold" style:font-weight-asian="bold" style:font-weight-complex="bold" fo:language="en" fo:country="GB"/>
    </style:style>
    <style:style style:name="T113" style:parent-style-name="Policepardéfaut" style:family="text">
      <style:text-properties fo:font-weight="bold" style:font-weight-asian="bold" style:font-weight-complex="bold" fo:color="#0070C0" fo:font-size="14pt" style:font-size-asian="14pt" style:font-size-complex="14pt" fo:language="en" fo:country="GB"/>
    </style:style>
    <style:style style:name="T114" style:parent-style-name="Policepardéfaut" style:family="text">
      <style:text-properties fo:language="en" fo:country="GB"/>
    </style:style>
    <style:style style:name="T115" style:parent-style-name="Policepardéfaut" style:family="text">
      <style:text-properties fo:font-weight="bold" style:font-weight-asian="bold" style:font-weight-complex="bold" fo:language="en" fo:country="GB"/>
    </style:style>
    <style:style style:name="T116" style:parent-style-name="Policepardéfaut" style:family="text">
      <style:text-properties fo:language="en" fo:country="GB"/>
    </style:style>
    <style:style style:name="T117" style:parent-style-name="Policepardéfaut" style:family="text">
      <style:text-properties fo:font-weight="bold" style:font-weight-asian="bold" style:font-weight-complex="bold" fo:language="en" fo:country="GB"/>
    </style:style>
    <style:style style:name="T118" style:parent-style-name="Policepardéfaut" style:family="text">
      <style:text-properties fo:language="en" fo:country="GB"/>
    </style:style>
    <style:style style:name="P119" style:parent-style-name="Normal" style:family="paragraph">
      <style:text-properties fo:language="en" fo:country="GB"/>
    </style:style>
    <style:style style:name="T120" style:parent-style-name="Policepardéfaut" style:family="text">
      <style:text-properties fo:color="#ED7D31" fo:language="en" fo:country="GB"/>
    </style:style>
    <style:style style:name="T121" style:parent-style-name="Policepardéfaut" style:family="text">
      <style:text-properties fo:language="en" fo:country="GB"/>
    </style:style>
    <style:style style:name="T122" style:parent-style-name="Policepardéfaut" style:family="text">
      <style:text-properties fo:language="en" fo:country="GB"/>
    </style:style>
    <style:style style:name="T123" style:parent-style-name="Policepardéfaut" style:family="text">
      <style:text-properties fo:color="#ED7D31" fo:language="en" fo:country="GB"/>
    </style:style>
    <style:style style:name="T124" style:parent-style-name="Policepardéfaut" style:family="text">
      <style:text-properties fo:language="en" fo:country="GB"/>
    </style:style>
    <style:style style:name="T125" style:parent-style-name="Policepardéfaut" style:family="text">
      <style:text-properties fo:color="#ED7D31" fo:language="en" fo:country="GB"/>
    </style:style>
    <style:style style:name="T126" style:parent-style-name="Policepardéfaut" style:family="text">
      <style:text-properties fo:language="en" fo:country="GB"/>
    </style:style>
    <style:style style:name="T127" style:parent-style-name="Policepardéfaut" style:family="text">
      <style:text-properties fo:color="#ED7D31" fo:language="en" fo:country="GB"/>
    </style:style>
    <style:style style:name="T128" style:parent-style-name="Policepardéfaut" style:family="text">
      <style:text-properties fo:language="en" fo:country="GB"/>
    </style:style>
    <style:style style:name="P129" style:parent-style-name="Normal" style:family="paragraph">
      <style:text-properties fo:color="#ED7D31" fo:language="en" fo:country="GB"/>
    </style:style>
    <style:style style:name="P130" style:parent-style-name="Normal" style:family="paragraph">
      <style:text-properties fo:color="#ED7D31" fo:language="en" fo:country="GB"/>
    </style:style>
    <style:style style:name="P131" style:parent-style-name="Normal" style:family="paragraph">
      <style:text-properties fo:color="#FF0000" fo:language="en" fo:country="GB"/>
    </style:style>
    <style:style style:name="P132" style:parent-style-name="Normal" style:family="paragraph">
      <style:text-properties fo:color="#FF0000" fo:language="en" fo:country="GB"/>
    </style:style>
    <style:style style:name="T133" style:parent-style-name="Policepardéfaut" style:family="text">
      <style:text-properties fo:color="#ED7D31" fo:language="en" fo:country="GB"/>
    </style:style>
    <style:style style:name="T134" style:parent-style-name="Policepardéfaut" style:family="text">
      <style:text-properties fo:language="en" fo:country="GB"/>
    </style:style>
    <style:style style:name="T135" style:parent-style-name="Policepardéfaut" style:family="text">
      <style:text-properties fo:color="#ED7D31" fo:language="en" fo:country="GB"/>
    </style:style>
    <style:style style:name="T136" style:parent-style-name="Policepardéfaut" style:family="text">
      <style:text-properties fo:language="en" fo:country="GB"/>
    </style:style>
    <style:style style:name="T137" style:parent-style-name="Policepardéfaut" style:family="text">
      <style:text-properties fo:color="#ED7D31" fo:language="en" fo:country="GB"/>
    </style:style>
    <style:style style:name="T138" style:parent-style-name="Policepardéfaut" style:family="text">
      <style:text-properties fo:language="en" fo:country="GB"/>
    </style:style>
    <style:style style:name="T139" style:parent-style-name="Policepardéfaut" style:family="text">
      <style:text-properties fo:color="#ED7D31" fo:language="en" fo:country="GB"/>
    </style:style>
    <style:style style:name="T140" style:parent-style-name="Policepardéfaut" style:family="text">
      <style:text-properties fo:language="en" fo:country="GB"/>
    </style:style>
    <style:style style:name="T141" style:parent-style-name="Policepardéfaut" style:family="text">
      <style:text-properties fo:color="#ED7D31" fo:language="en" fo:country="GB"/>
    </style:style>
    <style:style style:name="T142" style:parent-style-name="Policepardéfaut" style:family="text">
      <style:text-properties fo:language="en" fo:country="GB"/>
    </style:style>
    <style:style style:name="P143" style:parent-style-name="Normal" style:family="paragraph">
      <style:text-properties fo:language="en" fo:country="GB"/>
    </style:style>
    <style:style style:name="T144" style:parent-style-name="Policepardéfaut" style:family="text">
      <style:text-properties fo:language="en" fo:country="GB"/>
    </style:style>
    <style:style style:name="T145" style:parent-style-name="Policepardéfaut" style:family="text">
      <style:text-properties fo:font-weight="bold" style:font-weight-asian="bold" style:font-weight-complex="bold" fo:language="en" fo:country="GB"/>
    </style:style>
    <style:style style:name="T146" style:parent-style-name="Policepardéfaut" style:family="text">
      <style:text-properties fo:language="en" fo:country="GB"/>
    </style:style>
    <style:style style:name="T147" style:parent-style-name="Policepardéfaut" style:family="text">
      <style:text-properties fo:font-weight="bold" style:font-weight-asian="bold" style:font-weight-complex="bold" fo:language="en" fo:country="GB"/>
    </style:style>
    <style:style style:name="T148" style:parent-style-name="Policepardéfaut" style:family="text">
      <style:text-properties fo:language="en" fo:country="GB"/>
    </style:style>
    <style:style style:name="T149" style:parent-style-name="Policepardéfaut" style:family="text">
      <style:text-properties fo:color="#ED7D31" fo:language="en" fo:country="GB"/>
    </style:style>
    <style:style style:name="T150" style:parent-style-name="Policepardéfaut" style:family="text">
      <style:text-properties fo:language="en" fo:country="GB"/>
    </style:style>
    <style:style style:name="T151" style:parent-style-name="Policepardéfaut" style:family="text">
      <style:text-properties fo:color="#ED7D31" fo:language="en" fo:country="GB"/>
    </style:style>
    <style:style style:name="T152" style:parent-style-name="Policepardéfaut" style:family="text">
      <style:text-properties fo:language="en" fo:country="GB"/>
    </style:style>
    <style:style style:name="T153" style:parent-style-name="Policepardéfaut" style:family="text">
      <style:text-properties fo:color="#ED7D31" fo:language="en" fo:country="GB"/>
    </style:style>
    <style:style style:name="T154" style:parent-style-name="Policepardéfaut" style:family="text">
      <style:text-properties fo:language="en" fo:country="GB"/>
    </style:style>
    <style:style style:name="T155" style:parent-style-name="Policepardéfaut" style:family="text">
      <style:text-properties fo:color="#ED7D31" fo:language="en" fo:country="GB"/>
    </style:style>
    <style:style style:name="T156" style:parent-style-name="Policepardéfaut" style:family="text">
      <style:text-properties fo:language="en" fo:country="GB"/>
    </style:style>
    <style:style style:name="T157" style:parent-style-name="Policepardéfaut" style:family="text">
      <style:text-properties fo:color="#ED7D31" fo:language="en" fo:country="GB"/>
    </style:style>
    <style:style style:name="T158" style:parent-style-name="Policepardéfaut" style:family="text">
      <style:text-properties fo:language="en" fo:country="GB"/>
    </style:style>
    <style:style style:name="T159" style:parent-style-name="Policepardéfaut" style:family="text">
      <style:text-properties fo:language="en" fo:country="GB"/>
    </style:style>
    <style:style style:name="T160" style:parent-style-name="Policepardéfaut" style:family="text">
      <style:text-properties fo:language="en" fo:country="GB"/>
    </style:style>
    <style:style style:name="T161" style:parent-style-name="Policepardéfaut" style:family="text">
      <style:text-properties fo:language="en" fo:country="GB"/>
    </style:style>
    <style:style style:name="P162" style:parent-style-name="Normal" style:family="paragraph">
      <style:text-properties fo:language="en" fo:country="GB"/>
    </style:style>
    <style:style style:name="T163" style:parent-style-name="Policepardéfaut" style:family="text">
      <style:text-properties fo:color="#ED7D31" fo:language="en" fo:country="GB"/>
    </style:style>
    <style:style style:name="T164" style:parent-style-name="Policepardéfaut" style:family="text">
      <style:text-properties fo:language="en" fo:country="GB"/>
    </style:style>
    <style:style style:name="T165" style:parent-style-name="Policepardéfaut" style:family="text">
      <style:text-properties fo:language="en" fo:country="GB"/>
    </style:style>
    <style:style style:name="T166" style:parent-style-name="Policepardéfaut" style:family="text">
      <style:text-properties fo:color="#ED7D31" fo:language="en" fo:country="GB"/>
    </style:style>
    <style:style style:name="T167" style:parent-style-name="Policepardéfaut" style:family="text">
      <style:text-properties fo:language="en" fo:country="GB"/>
    </style:style>
    <style:style style:name="T168" style:parent-style-name="Policepardéfaut" style:family="text">
      <style:text-properties fo:language="en" fo:country="GB"/>
    </style:style>
    <style:style style:name="P169" style:parent-style-name="Normal" style:family="paragraph">
      <style:text-properties fo:language="en" fo:country="GB"/>
    </style:style>
    <style:style style:name="P170" style:parent-style-name="Normal" style:family="paragraph">
      <style:text-properties fo:font-weight="bold" style:font-weight-asian="bold" style:font-weight-complex="bold" fo:language="en" fo:country="GB"/>
    </style:style>
    <style:style style:name="P171" style:parent-style-name="Normal" style:family="paragraph">
      <style:text-properties fo:font-weight="bold" style:font-weight-asian="bold" style:font-weight-complex="bold" fo:language="en" fo:country="GB"/>
    </style:style>
    <style:style style:name="P172" style:parent-style-name="Normal" style:family="paragraph">
      <style:text-properties fo:font-weight="bold" style:font-weight-asian="bold" style:font-weight-complex="bold" fo:language="en" fo:country="GB"/>
    </style:style>
    <style:style style:name="P173" style:parent-style-name="refpurpose" style:family="paragraph">
      <style:text-properties style:font-name="Calibri" style:font-name-complex="Calibri" fo:font-size="10pt" style:font-size-asian="10pt" style:font-size-complex="10pt" fo:language="en" fo:country="GB"/>
    </style:style>
  </office:automatic-styles>
  <office:body>
    <office:text text:use-soft-page-breaks="true">
      <text:p text:style-name="P1">DOCUMENTATION E-COMMERCE PROJECT</text:p>
      <text:p text:style-name="P2"/>
      <text:p text:style-name="P3">Méthodes :</text:p>
      <text:list text:style-name="LFO1" text:continue-numbering="true">
        <text:list-item>
          <text:p text:style-name="P4">getTitle () :</text:p>
        </text:list-item>
      </text:list>
      <text:p text:style-name="P5">This method is created to show the title of any pages in the web site dynamically.</text:p>
      <text:p text:style-name="P6">It’s takes any params but show the name of the page.</text:p>
      <text:p text:style-name="Normal"><text:span text:style-name="T7">2 –<text:s/></text:span><text:span text:style-name="T8">redirectHome($errorMsg, $seconds=3)<text:s/></text:span><text:span text:style-name="T9">V1.0</text:span></text:p>
      <text:p text:style-name="Normal"><text:span text:style-name="T10">$error:</text:span><text:span text:style-name="T11"><text:s/>echo the message errors.</text:span></text:p>
      <text:p text:style-name="Normal"><text:span text:style-name="T12">$seconds:</text:span><text:span text:style-name="T13"><text:s/>times before redirect</text:span></text:p>
      <text:p text:style-name="P14">This method takes Two parameter’s one is the error and the second is time of redirect</text:p>
      <text:p text:style-name="P15">It’s check if it’s error after redirect to home page</text:p>
      <text:p text:style-name="P16"><text:span text:style-name="T17">/* home red</text:span><text:span text:style-name="T18">irect function v1.0</text:span></text:p>
      <text:p text:style-name="P19"><text:span text:style-name="T20"> **  Thi function accept params<text:s/></text:span></text:p>
      <text:p text:style-name="P21"><text:span text:style-name="T22">**$erroMsg =Echo the errors message</text:span></text:p>
      <text:p text:style-name="P23"><text:span text:style-name="T24">$seconds =seconds befor redirect</text:span></text:p>
      <text:p text:style-name="P25"><text:span text:style-name="T26">*/</text:span></text:p>
      <text:p text:style-name="P27"><text:span text:style-name="T28">// function redirectHome($errorMsg, $seconds=3){</text:span></text:p>
      <text:p text:style-name="P29"><text:span text:style-name="T30">//  echo "&lt;div class='container'&gt;&lt;br&gt;";</text:span></text:p>
      <text:p text:style-name="P31"><text:span text:style-name="T32">//  echo '&lt;div class="alert<text:s/></text:span><text:span text:style-name="T33">alert-danger"&gt;'.$errorMsg.'&lt;/div&gt;';</text:span></text:p>
      <text:p text:style-name="P34"><text:span text:style-name="T35">//  echo '&lt;div class="alert alert-info"&gt;You will be redirect after '.$seconds.' seconds &lt;/div&gt;';</text:span></text:p>
      <text:p text:style-name="P36"><text:span text:style-name="T37">//  echo "&lt;/div&gt;";</text:span></text:p>
      <text:p text:style-name="P38"><text:span text:style-name="T39">//  header("refresh:$seconds; url=index.php");</text:span></text:p>
      <text:p text:style-name="P40"><text:span text:style-name="T41">//  exit();</text:span></text:p>
      <text:p text:style-name="P42"><text:span text:style-name="T43">// }</text:span></text:p>
      <text:p text:style-name="P44"/>
      <text:p text:style-name="P45">2-1 – redirectHome ($theMsg, $url=null,<text:s/>$seconds=3) V2.0</text:p>
      <text:p text:style-name="P46">It’s better to use this function with all other function.</text:p>
      <text:p text:style-name="P47">The good solution is to update this function not just for error message but for all other message and also when we have success message.</text:p>
      <text:p text:style-name="P48">This function accepts params:</text:p>
      <text:p text:style-name="Normal"><text:span text:style-name="T49">$theMsg:</text:span><text:span text:style-name="T50"><text:s/>Echo</text:span><text:span text:style-name="T51"><text:s/>the Message [Errors | Warning | Success]</text:span></text:p>
      <text:p text:style-name="Normal"><text:span text:style-name="T52">$url</text:span><text:span text:style-name="T53"><text:s/>= The link for the redirection.<text:s/></text:span></text:p>
      <text:p text:style-name="Normal"><text:span text:style-name="T54">$seconds</text:span><text:span text:style-name="T55">= Times before redirected.</text:span></text:p>
      <text:soft-page-break/>
      <text:p text:style-name="P56">3 – checkItem ($select, $from, $value) V1.0</text:p>
      <text:p text:style-name="P57">This function check if a member exists in data base, it’s accepted 3 params:</text:p>
      <text:p text:style-name="Normal"><text:span text:style-name="T58">$select</text:span><text:span text:style-name="T59">: the item to</text:span><text:span text:style-name="T60"><text:s/>select in table [For ex: user, category, etc]</text:span></text:p>
      <text:p text:style-name="Normal"><text:span text:style-name="T61">$form:</text:span><text:span text:style-name="T62"><text:s/>The table where be selected the items [ For ex: Users, Categories, Products, etc].</text:span></text:p>
      <text:p text:style-name="Normal"><text:span text:style-name="T63">$value:</text:span><text:span text:style-name="T64"><text:s/>The condition for this selects and also value [For ex: Rabi, Electronics, etc]</text:span></text:p>
      <text:p text:style-name="P65">In this function I used return in place of echo because:</text:p>
      <text:p text:style-name="P66">Echo show just the result and don’t give the user the hand to handle it.</text:p>
      <text:p text:style-name="P67">Return gives the value and also lets the user handle it.</text:p>
      <text:p text:style-name="P68">4- countItems($countItem, $table)</text:p>
      <text:p text:style-name="P69">This function takes 2 params and returns the record of items in<text:s/>database of a specific table.</text:p>
      <text:p text:style-name="Normal"><text:span text:style-name="T70">$countItems</text:span><text:span text:style-name="T71">: this the items that we look for the number of records in DB.</text:span></text:p>
      <text:p text:style-name="Normal"><text:span text:style-name="T72">$table:</text:span><text:span text:style-name="T73"><text:s/>This is the table that we count from.</text:span></text:p>
      <text:p text:style-name="P74">5-checkItemGlobale($selection,$from,$query)</text:p>
      <text:p text:style-name="P75">This function is merge of two function, it’s more<text:s/>dynamically with just one function I can manage all the need.</text:p>
      <text:p text:style-name="P76">I used this function to return all record here the different between fetchColumn() and rowcount()</text:p>
      <text:p text:style-name="refpurpose"><text:span text:style-name="T77">PDOStatement::</text:span><text:span text:style-name="T78">fetchColumn</text:span><text:span text:style-name="T79"><text:s/>—<text:s/></text:span><text:span text:style-name="T80">Returns a single column from the next row of a result set<text:s/></text:span></text:p>
      <text:p text:style-name="refpurpose"><text:span text:style-name="T81">PDOStatem</text:span><text:span text:style-name="T82">ent::</text:span><text:span text:style-name="T83">rowCount</text:span><text:span text:style-name="T84"><text:s/>—<text:s/></text:span><text:span text:style-name="T85">Returns the number of rows affected by the last SQL statement<text:s/></text:span></text:p>
      <text:p text:style-name="refpurpose"><text:span text:style-name="T86">$selection</text:span><text:span text:style-name="T87">:</text:span><text:span text:style-name="T88"><text:s/>the item to select in table [For ex: user, category, etc]</text:span></text:p>
      <text:p text:style-name="Normal"><text:span text:style-name="T89">$from:</text:span><text:span text:style-name="T90"><text:s/>The table where be selected the items [ For ex: Users, Categories, Products, etc].</text:span></text:p>
      <text:p text:style-name="refpurpose"><text:span text:style-name="T91">$query</text:span><text:span text:style-name="T92">: this<text:s/></text:span><text:span text:style-name="T93">query I initialise it at Null for the need with no other params, but when I need other params I add in the function like so (‘UserId’,’users’,’WHERE UsersId=1’)</text:span></text:p>
      <text:p text:style-name="P94">6-getLatest ($select, $table, $order, $limit)</text:p>
      <text:p text:style-name="P95">This function shows the latest Items from Database [Users, Items, Comments].</text:p>
      <text:p text:style-name="P96">$select: The field to search.</text:p>
      <text:p text:style-name="P97">$table: table where I select the data.</text:p>
      <text:p text:style-name="P98">$order: do the order depend wish field.</text:p>
      <text:p text:style-name="P99">$limit: How many records to show.</text:p>
      <text:p text:style-name="P100"/>
      <text:p text:style-name="P101">How to Fix If get some error on header:</text:p>
      <text:p text:style-name="P102">Add before session_start();</text:p>
      <text:soft-page-break/>
      <text:p text:style-name="P103">Ob_start();</text:p>
      <text:p text:style-name="Normal"><text:span text:style-name="T104">sess</text:span><text:span text:style-name="T105">ion_start();</text:span></text:p>
      <text:p text:style-name="P106">And at the end of the page Add:</text:p>
      <text:p text:style-name="P107">Ob_end_flush();</text:p>
      <text:p text:style-name="P108"/>
      <text:p text:style-name="P109">For Bind 2<text:s/>Fields<text:s/>in DataBate:</text:p>
      <text:p text:style-name="P110">&gt;&gt;<text:s/>with forein Key</text:p>
      <text:p text:style-name="Normal"><text:span text:style-name="T111">1) The Type must<text:s/></text:span><text:span text:style-name="T112">be<text:s/></text:span><text:span text:style-name="T113">InnoDb</text:span></text:p>
      <text:p text:style-name="Normal"><text:span text:style-name="T114">2)<text:s/></text:span><text:span text:style-name="T115">the Id Type</text:span><text:span text:style-name="T116"><text:s/>Must be<text:s/></text:span><text:span text:style-name="T117">the same</text:span><text:span text:style-name="T118"><text:s/>ex: type Int (11) for All of Them.</text:span></text:p>
      <text:p text:style-name="P119">And Here The way to do with SQL:</text:p>
      <text:p text:style-name="Normal"><text:span text:style-name="T120">ALTER TABLE<text:s/></text:span><text:span text:style-name="T121">items</text:span><text:span text:style-name="T122"><text:s/></text:span></text:p>
      <text:p text:style-name="Normal"><text:span text:style-name="T123">ADD CONSTRAINT<text:s/></text:span><text:span text:style-name="T124">member_1</text:span></text:p>
      <text:p text:style-name="Normal"><text:span text:style-name="T125">FOREIGN KEY</text:span><text:span text:style-name="T126">(Member_Id)</text:span></text:p>
      <text:p text:style-name="Normal"><text:span text:style-name="T127">REFERENCES</text:span><text:span text:style-name="T128"><text:s/>users(UserId)</text:span></text:p>
      <text:p text:style-name="P129">On UPDATE CASCADE</text:p>
      <text:p text:style-name="P130">On DELETE CASCADE</text:p>
      <text:p text:style-name="P131">Before Execute this Request the table of items must be empty with no record.</text:p>
      <text:p text:style-name="P132">If it’s error show on the SQL console.</text:p>
      <text:p text:style-name="Normal"><text:span text:style-name="T133">Items:<text:s/></text:span><text:span text:style-name="T134">The Table that work in it</text:span></text:p>
      <text:p text:style-name="Normal"><text:span text:style-name="T135">Member_1:<text:s/></text:span><text:span text:style-name="T136">The Name of The Constraint</text:span></text:p>
      <text:p text:style-name="Normal"><text:span text:style-name="T137">Member_Id:<text:s/></text:span><text:span text:style-name="T138">the foreign Key in Table items</text:span></text:p>
      <text:p text:style-name="Normal"><text:span text:style-name="T139">User_Id :<text:s/></text:span><text:span text:style-name="T140">The Reference <text:s/>in users Table</text:span></text:p>
      <text:p text:style-name="Normal"><text:span text:style-name="T141">Cascade<text:s/></text:span><text:span text:style-name="T142">mean to going update the data to the last show of the key</text:span></text:p>
      <text:p text:style-name="P143"/>
      <text:p text:style-name="Normal"><text:span text:style-name="T144">&gt;&gt;</text:span><text:span text:style-name="T145">With Join</text:span></text:p>
      <text:p text:style-name="Normal"><text:span text:style-name="T146"><text:s text:c="6"/></text:span><text:span text:style-name="T147">Inner Join</text:span><text:span text:style-name="T148"><text:s/>Ex:</text:span></text:p>
      <text:p text:style-name="Normal"><text:span text:style-name="T149">SELECT</text:span><text:span text:style-name="T150"><text:s/>items.*, categories.Name<text:s/></text:span><text:span text:style-name="T151">FROM</text:span><text:span text:style-name="T152"><text:s/>items</text:span></text:p>
      <text:soft-page-break/>
      <text:p text:style-name="Normal"><text:span text:style-name="T153">INNER JOIN<text:s/></text:span><text:span text:style-name="T154">categories<text:s/></text:span><text:span text:style-name="T155">ON</text:span><text:span text:style-name="T156"><text:s/>categories.CatId = items.Cat_Id</text:span></text:p>
      <text:p text:style-name="Normal"><text:span text:style-name="T157">SELECT</text:span><text:span text:style-name="T158"><text:s/>items.*,<text:s/></text:span><text:span text:style-name="T159">:</text:span><text:span text:style-name="T160">I select the table all the fields in the table that I need to do the relation</text:span><text:span text:style-name="T161">.</text:span></text:p>
      <text:p text:style-name="P162">categories.Name: I select the field that I would show in my table after join.</text:p>
      <text:p text:style-name="Normal"><text:span text:style-name="T163">INNER JOIN<text:s/></text:span><text:span text:style-name="T164">categories</text:span><text:span text:style-name="T165">: is to Join the items with categories<text:s/></text:span></text:p>
      <text:p text:style-name="Normal"><text:span text:style-name="T166">ON</text:span><text:span text:style-name="T167"><text:s/>categories.CatId = items.Cat_Id</text:span><text:span text:style-name="T168"><text:s/>: where there Id are equals.</text:span></text:p>
      <text:p text:style-name="P169"/>
      <text:p text:style-name="P170"/>
      <text:p text:style-name="P171"/>
      <text:p text:style-name="P172"/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efpurpose" style:display-name="refpurpose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refname" style:display-name="refname" style:family="text" style:parent-style-name="Policepardéfaut"/>
    <style:style style:name="dc-title" style:display-name="dc-titl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1-12-14T13:27:00Z</meta:creation-date>
    <dc:date>2021-12-16T14:47:00Z</dc:date>
    <meta:template xlink:href="Normal" xlink:type="simple"/>
    <meta:editing-cycles>14</meta:editing-cycles>
    <meta:editing-duration>PT125220S</meta:editing-duration>
    <meta:document-statistic meta:page-count="4" meta:paragraph-count="8" meta:word-count="673" meta:character-count="4368" meta:row-count="30" meta:non-whitespace-character-count="3703"/>
  </office:meta>
</office:document-meta>
</file>